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b59de"/>
    </style:style>
    <style:style style:name="P2" style:family="paragraph" style:parent-style-name="Text_20_body">
      <style:text-properties fo:font-size="6.80000019073486pt" officeooo:paragraph-rsid="00273338" style:font-size-asian="6.80000019073486pt" style:font-size-complex="6.80000019073486pt"/>
    </style:style>
    <style:style style:name="P3" style:family="paragraph" style:parent-style-name="Text_20_body">
      <style:text-properties fo:font-size="6.80000019073486pt" officeooo:rsid="0028921b" officeooo:paragraph-rsid="00299a70" style:font-size-asian="6.80000019073486pt" style:font-size-complex="6.80000019073486pt"/>
    </style:style>
    <style:style style:name="P4" style:family="paragraph" style:parent-style-name="Text_20_body">
      <style:text-properties fo:font-size="6.80000019073486pt" officeooo:rsid="0028921b" officeooo:paragraph-rsid="002f247f" style:font-size-asian="6.80000019073486pt" style:font-size-complex="6.80000019073486pt"/>
    </style:style>
    <style:style style:name="P5" style:family="paragraph" style:parent-style-name="Text_20_body">
      <style:text-properties fo:font-size="6.80000019073486pt" style:font-size-asian="6.80000019073486pt" style:font-size-complex="6.80000019073486pt"/>
    </style:style>
    <style:style style:name="P6" style:family="paragraph" style:parent-style-name="Text_20_body">
      <style:paragraph-properties fo:text-align="end" style:justify-single-word="false"/>
      <style:text-properties fo:font-size="6.80000019073486pt" fo:font-style="italic" officeooo:rsid="002b59de" officeooo:paragraph-rsid="002b59de" style:font-size-asian="6.80000019073486pt" style:font-style-asian="italic" style:font-size-complex="6.80000019073486pt" style:font-style-complex="italic"/>
    </style:style>
    <style:style style:name="P7" style:family="paragraph" style:parent-style-name="Text_20_body">
      <style:paragraph-properties fo:text-align="start" style:justify-single-word="false"/>
      <style:text-properties fo:font-size="6.80000019073486pt" fo:font-style="italic" officeooo:paragraph-rsid="002b59de" style:font-size-asian="6.80000019073486pt" style:font-style-asian="italic" style:font-size-complex="6.80000019073486pt" style:font-style-complex="italic"/>
    </style:style>
    <style:style style:name="P8" style:family="paragraph" style:parent-style-name="Text_20_body">
      <style:text-properties fo:font-size="7.19999980926514pt" officeooo:rsid="003d6989" officeooo:paragraph-rsid="003d6989" style:font-size-asian="7.19999980926514pt" style:font-size-complex="7.19999980926514pt"/>
    </style:style>
    <style:style style:name="P9" style:family="paragraph" style:parent-style-name="Text_20_body">
      <style:text-properties fo:font-size="7.19999980926514pt" style:font-size-asian="7.19999980926514pt" style:font-size-complex="7.19999980926514pt"/>
    </style:style>
    <style:style style:name="P10" style:family="paragraph" style:parent-style-name="Text_20_body">
      <style:text-properties fo:font-size="7.19999980926514pt" officeooo:paragraph-rsid="0042c2ec" style:font-size-asian="7.19999980926514pt" style:font-size-complex="7.19999980926514pt"/>
    </style:style>
    <style:style style:name="P11" style:family="paragraph" style:parent-style-name="Text_20_body">
      <style:text-properties fo:font-size="7.40000009536743pt" officeooo:paragraph-rsid="0017a89a" style:font-size-asian="7.40000009536743pt" style:font-size-complex="7.40000009536743pt"/>
    </style:style>
    <style:style style:name="P12" style:family="paragraph" style:parent-style-name="Text_20_body">
      <style:text-properties fo:font-size="7.40000009536743pt" officeooo:rsid="0023be99" officeooo:paragraph-rsid="0023be99" style:font-size-asian="7.40000009536743pt" style:font-size-complex="7.40000009536743pt"/>
    </style:style>
    <style:style style:name="P13" style:family="paragraph" style:parent-style-name="Text_20_body">
      <style:text-properties fo:font-size="7.40000009536743pt" officeooo:paragraph-rsid="003ba4f4" style:font-size-asian="7.40000009536743pt" style:font-size-complex="7.40000009536743pt"/>
    </style:style>
    <style:style style:name="P14" style:family="paragraph" style:parent-style-name="Heading_20_1">
      <style:text-properties officeooo:rsid="0017a89a" officeooo:paragraph-rsid="0017a89a"/>
    </style:style>
    <style:style style:name="P15" style:family="paragraph" style:parent-style-name="Heading_20_1">
      <style:paragraph-properties fo:break-before="page"/>
    </style:style>
    <style:style style:name="T1" style:family="text">
      <style:text-properties officeooo:rsid="001ef26b"/>
    </style:style>
    <style:style style:name="T2" style:family="text">
      <style:text-properties officeooo:rsid="00273338"/>
    </style:style>
    <style:style style:name="T3" style:family="text">
      <style:text-properties officeooo:rsid="00299a70"/>
    </style:style>
    <style:style style:name="T4" style:family="text">
      <style:text-properties officeooo:rsid="002b59de"/>
    </style:style>
    <style:style style:name="T5" style:family="text">
      <style:text-properties officeooo:rsid="002d51d6"/>
    </style:style>
    <style:style style:name="T6" style:family="text">
      <style:text-properties officeooo:rsid="002f247f"/>
    </style:style>
    <style:style style:name="T7" style:family="text">
      <style:text-properties officeooo:rsid="002fdd1c"/>
    </style:style>
    <style:style style:name="T8" style:family="text">
      <style:text-properties officeooo:rsid="00325561"/>
    </style:style>
    <style:style style:name="T9" style:family="text">
      <style:text-properties style:font-name="Arial" officeooo:rsid="00325561"/>
    </style:style>
    <style:style style:name="T10" style:family="text">
      <style:text-properties style:font-name="Arial" officeooo:rsid="003a322b"/>
    </style:style>
    <style:style style:name="T11" style:family="text">
      <style:text-properties style:font-name="Arial" officeooo:rsid="003ba4f4"/>
    </style:style>
    <style:style style:name="T12" style:family="text">
      <style:text-properties style:font-name="Arial" officeooo:rsid="003de497"/>
    </style:style>
    <style:style style:name="T13" style:family="text">
      <style:text-properties style:font-name="Arial" officeooo:rsid="003d6989"/>
    </style:style>
    <style:style style:name="T14" style:family="text">
      <style:text-properties style:font-name="Arial" officeooo:rsid="003e35de"/>
    </style:style>
    <style:style style:name="T15" style:family="text">
      <style:text-properties style:font-name="Arial" officeooo:rsid="0041badf"/>
    </style:style>
    <style:style style:name="T16" style:family="text">
      <style:text-properties style:font-name="Arial" officeooo:rsid="0042c2ec"/>
    </style:style>
    <style:style style:name="T17" style:family="text">
      <style:text-properties officeooo:rsid="00385e47"/>
    </style:style>
    <style:style style:name="T18" style:family="text">
      <style:text-properties fo:font-size="6.80000019073486pt" style:font-size-asian="6.80000019073486pt" style:font-size-complex="6.80000019073486pt"/>
    </style:style>
    <style:style style:name="T19" style:family="text">
      <style:text-properties fo:font-size="6.80000019073486pt" officeooo:rsid="002b59de" style:font-size-asian="6.80000019073486pt" style:font-size-complex="6.80000019073486pt"/>
    </style:style>
    <style:style style:name="T20" style:family="text">
      <style:text-properties officeooo:rsid="003ba4f4"/>
    </style:style>
    <style:style style:name="T21" style:family="text">
      <style:text-properties officeooo:rsid="0017a89a"/>
    </style:style>
    <style:style style:name="T22" style:family="text">
      <style:text-properties officeooo:rsid="0023be99"/>
    </style:style>
    <style:style style:name="T23" style:family="text">
      <style:text-properties officeooo:rsid="003d6989"/>
    </style:style>
    <style:style style:name="T24" style:family="text">
      <style:text-properties officeooo:rsid="003de497"/>
    </style:style>
    <style:style style:name="T25" style:family="text">
      <style:text-properties officeooo:rsid="003e35de"/>
    </style:style>
    <style:style style:name="T26" style:family="text">
      <style:text-properties officeooo:rsid="003edc26"/>
    </style:style>
    <style:style style:name="T27" style:family="text">
      <style:text-properties officeooo:rsid="0041bad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Heading">History</text:span></text:h>
      <text:p text:style-name="P8">The first Rhythms of Resistance band formed in 2000 in London out of Barking Bateria to participate in the Pink&amp;Silver bloc in the <text:span text:style-name="T12">protests </text:span>against the World Bank summit in Prague.</text:p>
      <text:p text:style-name="P9"><text:span text:style-name="T13">Barking Bateria was one of the first Samba bands in the UK, formed by the Radical Anthropology Group at University of East London during a strike in 1996 and taking its inspiration </text:span>from the “blocos-afros” bands (<text:span text:style-name="T13">such as</text:span> Olodum or Ilê Aiyê) that emerged in the mid-1970s in Brazil. These bands were formed as expressions of black awareness, in defiance of a military dictatorship which viewed any “cultura<text:span text:style-name="T23">l”</text:span> group as potentially “communist” and ruthlessly suppressed them. Blocos-afros bands were responsible for blending traditional samba rhythms with reggae, salsa and merengue to create the samba style now known as Samba Reggae. <text:span text:style-name="T23">This way they reappropriated Samba, which </text:span><text:span text:style-name="T25">had originally </text:span><text:span text:style-name="T14">come from</text:span><text:span text:style-name="T23"> the Afro-Brazilian communities but had been appropriated by the white privileged Brazilian society to be used for entertainment and profit. </text:span>Today many of the <text:span text:style-name="T23">blocos-afros</text:span> bands still campaign for freedom, human rights and equal opportunities, and fight against social injustice and racism.</text:p>
      <text:p text:style-name="P10"><text:span text:style-name="T24">Rhythms of Resistance was formed in 2000 to join the UK Earth First action against the IMF / Word Bank summit in Prague</text:span>. <text:span text:style-name="T24">A Pink&amp;Silver carnival bloc was organized for the first time, </text:span><text:span text:style-name="T26">taking inspiration from a</text:span><text:span text:style-name="T24"> movement called “Reclaim the Streets” (RTS), which has been blocking streets around the world since 1995 to create “temporary autonomous zones” and street parties to take back the space usually reserved for cars. Pink&amp;Silver </text:span><text:span text:style-name="T26">replaced the sound systems of RTS </text:span><text:span text:style-name="T24">with Samba bands. During the protest, </text:span><text:span text:style-name="T12">a </text:span>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text:span text:style-name="T2">–</text:span> now we’re all over Europe and occasional in the rest of the worl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style:contextual-spacing="false" fo:line-height="120%" fo:text-align="justify" style:justify-single-word="false" fo:hyphenation-ladder-count="no-limit" style:page-number="auto" style:writing-mode="page"/>
      <style:text-properties fo:font-size="7.30000019073486pt"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loext:opacity="1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23T23:43:18.822683814</meta:creation-date>
    <dc:date>2021-12-20T20:03:02.750775287</dc:date>
    <meta:editing-duration>PT6H34M20S</meta:editing-duration>
    <meta:editing-cycles>30</meta:editing-cycles>
    <meta:generator>LibreOffice/7.2.4.1$Linux_X86_64 LibreOffice_project/20$Build-1</meta:generator>
    <meta:document-statistic meta:table-count="0" meta:image-count="0" meta:object-count="0" meta:page-count="1" meta:paragraph-count="4" meta:word-count="358" meta:character-count="2222" meta:non-whitespace-character-count="1867"/>
  </office:meta>
</office:document-meta>
</file>